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1" style:family="table" style:master-page-name="Standard">
      <style:table-properties style:width="16.267cm" fo:margin-left="-0.014cm" style:page-number="auto" table:align="left" style:writing-mode="lr-tb"/>
    </style:style>
    <style:style style:name="Tabella1.A" style:family="table-column">
      <style:table-column-properties style:column-width="5.644cm"/>
    </style:style>
    <style:style style:name="Tabella1.B" style:family="table-column">
      <style:table-column-properties style:column-width="0.503cm"/>
    </style:style>
    <style:style style:name="Tabella1.C" style:family="table-column">
      <style:table-column-properties style:column-width="10.119cm"/>
    </style:style>
    <style:style style:name="Tabella1.1" style:family="table-row">
      <style:table-row-properties style:min-row-height="6.001cm" fo:keep-together="auto"/>
    </style:style>
    <style:style style:name="Tabella1.A1" style:family="table-cell">
      <style:table-cell-properties style:vertical-align="middle" fo:padding-left="0cm" fo:padding-right="0.123cm" fo:padding-top="0cm" fo:padding-bottom="0cm" fo:border="none" style:writing-mode="lr-tb"/>
    </style:style>
    <style:style style:name="Tabella1.2" style:family="table-row">
      <style:table-row-properties style:min-row-height="1.501cm" fo:keep-together="auto"/>
    </style:style>
    <style:style style:name="Tabella1.3" style:family="table-row">
      <style:table-row-properties style:min-row-height="0.376cm" fo:keep-together="auto"/>
    </style:style>
    <style:style style:name="Tabella1.4" style:family="table-row">
      <style:table-row-properties style:min-row-height="0.997cm" fo:keep-together="auto"/>
    </style:style>
    <style:style style:name="Tabella1.11" style:family="table-row">
      <style:table-row-properties style:min-row-height="0.249cm" fo:keep-together="auto"/>
    </style:style>
    <style:style style:name="Tabella2" style:family="table">
      <style:table-properties style:width="16.764cm" fo:margin-left="-0.132cm" table:align="left" style:writing-mode="lr-tb"/>
    </style:style>
    <style:style style:name="Tabella2.A" style:family="table-column">
      <style:table-column-properties style:column-width="8.373cm"/>
    </style:style>
    <style:style style:name="Tabella2.B" style:family="table-column">
      <style:table-column-properties style:column-width="8.391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a2.B1" style:family="table-cell">
      <style:table-cell-properties style:vertical-align="top" fo:padding-left="0.123cm" fo:padding-right="0.123cm" fo:padding-top="0cm" fo:padding-bottom="0cm" fo:border="0.5pt solid #000000" style:writing-mode="lr-tb"/>
    </style:style>
    <style:style style:name="Tabella2.B2" style:family="table-cell" style:data-style-name="N100">
      <style:table-cell-properties style:vertical-align="top" fo:padding-left="0.123cm" fo:padding-right="0.123cm" fo:padding-top="0cm" fo:padding-bottom="0cm" fo:border="0.5pt solid #000000" style:writing-mode="lr-tb"/>
    </style:style>
    <style:style style:name="Tabella3" style:family="table">
      <style:table-properties style:width="16.764cm" fo:margin-left="-0.132cm" table:align="left" style:writing-mode="lr-tb"/>
    </style:style>
    <style:style style:name="Tabella3.A" style:family="table-column">
      <style:table-column-properties style:column-width="4.748cm"/>
    </style:style>
    <style:style style:name="Tabella3.B" style:family="table-column">
      <style:table-column-properties style:column-width="3.625cm"/>
    </style:style>
    <style:style style:name="Tabella3.C" style:family="table-column">
      <style:table-column-properties style:column-width="8.391cm"/>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a3.C1" style:family="table-cell">
      <style:table-cell-properties style:vertical-align="top" fo:padding-left="0.123cm" fo:padding-right="0.123cm" fo:padding-top="0cm" fo:padding-bottom="0cm" fo:border="0.5pt solid #000000" style:writing-mode="lr-tb"/>
    </style:style>
    <style:style style:name="Tabella3.A2" style:family="table-cell" style:data-style-name="N10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a3.A3" style:family="table-cell" style:data-style-name="N100">
      <style:table-cell-properties style:vertical-align="top" fo:padding-left="0.123cm" fo:padding-right="0.123cm" fo:padding-top="0cm" fo:padding-bottom="0cm" fo:border-left="0.5pt solid #000000" fo:border-right="none" fo:border-top="none" fo:border-bottom="0.5pt solid #000000" style:writing-mode="lr-tb"/>
    </style:style>
    <style:style style:name="Tabella3.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a3.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a3.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a3.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fo:text-align="end" style:justify-single-word="false" style:snap-to-layout-grid="false"/>
      <style:text-properties fo:color="#000080" fo:font-size="13pt" style:font-size-asian="13pt"/>
    </style:style>
    <style:style style:name="P3" style:family="paragraph" style:parent-style-name="Standard">
      <style:paragraph-properties fo:text-align="end" style:justify-single-word="false" style:snap-to-layout-grid="false"/>
      <style:text-properties fo:color="#000080" fo:font-size="10pt" style:font-size-asian="10pt"/>
    </style:style>
    <style:style style:name="P4" style:family="paragraph" style:parent-style-name="Standard">
      <style:paragraph-properties fo:text-align="end" style:justify-single-word="false" style:snap-to-layout-grid="false"/>
      <style:text-properties fo:color="#000080" fo:font-size="10pt" fo:language="fr" fo:country="FR" style:font-size-asian="10pt"/>
    </style:style>
    <style:style style:name="P5" style:family="paragraph" style:parent-style-name="Standard">
      <style:paragraph-properties fo:text-align="start" style:justify-single-word="false" style:snap-to-layout-grid="false"/>
    </style:style>
    <style:style style:name="P6" style:family="paragraph" style:parent-style-name="Standard">
      <style:paragraph-properties fo:text-align="start" style:justify-single-word="false" style:snap-to-layout-grid="false"/>
      <style:text-properties fo:font-size="14pt" style:font-size-asian="14pt"/>
    </style:style>
    <style:style style:name="P7" style:family="paragraph" style:parent-style-name="Standard">
      <style:paragraph-properties style:snap-to-layout-grid="false"/>
      <style:text-properties fo:font-size="14pt" style:font-size-asian="14pt"/>
    </style:style>
    <style:style style:name="P8" style:family="paragraph" style:parent-style-name="Standard">
      <style:paragraph-properties fo:text-align="start" style:justify-single-word="false" style:snap-to-layout-grid="false"/>
      <style:text-properties fo:font-size="10pt" style:font-size-asian="10pt"/>
    </style:style>
    <style:style style:name="P9" style:family="paragraph" style:parent-style-name="Standard">
      <style:text-properties fo:font-size="10pt" style:text-underline-style="solid" style:text-underline-width="auto" style:text-underline-color="font-color" fo:font-weight="bold" style:font-size-asian="10pt" style:font-weight-asian="bold" style:font-weight-complex="bold"/>
    </style:style>
    <style:style style:name="P10" style:family="paragraph" style:parent-style-name="Standard">
      <style:paragraph-properties>
        <style:tab-stops>
          <style:tab-stop style:position="0.635cm"/>
          <style:tab-stop style:position="16.482cm" style:type="right" style:leader-style="dotted" style:leader-text="."/>
        </style:tab-stops>
      </style:paragraph-properties>
    </style:style>
    <style:style style:name="P11" style:family="paragraph" style:parent-style-name="Standard">
      <style:paragraph-properties style:snap-to-layout-grid="false"/>
      <style:text-properties style:font-name="ArialMT" fo:font-size="11pt" style:font-size-asian="11pt" style:font-size-complex="11pt"/>
    </style:style>
    <style:style style:name="P12" style:family="paragraph" style:parent-style-name="Standard">
      <style:paragraph-properties style:snap-to-layout-grid="false"/>
      <style:text-properties style:font-name="ArialMT" fo:font-size="11pt" fo:background-color="transparent" style:font-size-asian="11pt" style:font-size-complex="11pt"/>
    </style:style>
    <style:style style:name="P13" style:family="paragraph" style:parent-style-name="Standard">
      <style:paragraph-properties style:snap-to-layout-grid="false"/>
      <style:text-properties style:font-name="ArialMT" fo:font-size="11pt" officeooo:rsid="0008f1dd" officeooo:paragraph-rsid="0008f1dd" fo:background-color="transparent" style:font-size-asian="11pt" style:font-size-complex="11pt"/>
    </style:style>
    <style:style style:name="P14" style:family="paragraph" style:parent-style-name="Standard">
      <style:paragraph-properties fo:text-align="start" style:justify-single-word="false" style:text-autospace="none"/>
      <style:text-properties style:font-name="Arial-BoldMT" fo:font-size="11pt" fo:font-weight="bold" style:font-size-asian="11pt" style:font-weight-asian="bold" style:font-size-complex="11pt" style:font-weight-complex="bold"/>
    </style:style>
    <style:style style:name="P15" style:family="paragraph" style:parent-style-name="Standard">
      <style:paragraph-properties style:snap-to-layout-grid="false"/>
      <style:text-properties style:font-name="Arial-BoldItalicMT"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Standard">
      <style:paragraph-properties style:snap-to-layout-grid="false"/>
      <style:text-properties fo:background-color="transparent"/>
    </style:style>
    <style:style style:name="P17" style:family="paragraph" style:parent-style-name="Standard">
      <style:text-properties fo:language="it" fo:country="IT"/>
    </style:style>
    <style:style style:name="P18" style:family="paragraph" style:parent-style-name="Standard">
      <style:text-properties fo:language="it" fo:country="IT" fo:font-weight="normal" style:font-weight-asian="normal" style:font-weight-complex="normal"/>
    </style:style>
    <style:style style:name="P19" style:family="paragraph" style:parent-style-name="Standard">
      <style:text-properties style:font-name="Verdana" fo:font-size="9pt" style:font-size-asian="9pt" style:font-size-complex="9pt"/>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officeooo:paragraph-rsid="0009a14a"/>
    </style:style>
    <style:style style:name="P22" style:family="paragraph" style:parent-style-name="Standard">
      <style:paragraph-properties style:snap-to-layout-grid="false"/>
      <style:text-properties officeooo:rsid="000eb172" officeooo:paragraph-rsid="000eb172"/>
    </style:style>
    <style:style style:name="P23" style:family="paragraph" style:parent-style-name="Standard">
      <style:text-properties officeooo:rsid="00121cad" officeooo:paragraph-rsid="00121cad"/>
    </style:style>
    <style:style style:name="P24" style:family="paragraph" style:parent-style-name="Standard">
      <style:text-properties officeooo:rsid="00121cad" officeooo:paragraph-rsid="00128618"/>
    </style:style>
    <style:style style:name="P25" style:family="paragraph" style:parent-style-name="Header">
      <style:paragraph-properties style:snap-to-layout-grid="false">
        <style:tab-stops/>
      </style:paragraph-properties>
      <style:text-properties fo:background-color="transparent" style:font-size-complex="12pt"/>
    </style:style>
    <style:style style:name="P26" style:family="paragraph" style:parent-style-name="Header">
      <style:paragraph-properties style:snap-to-layout-grid="false">
        <style:tab-stops/>
      </style:paragraph-properties>
      <style:text-properties officeooo:rsid="0008f1dd" officeooo:paragraph-rsid="0008f1dd" fo:background-color="transparent" style:font-size-complex="12pt"/>
    </style:style>
    <style:style style:name="P27" style:family="paragraph" style:parent-style-name="Standard">
      <style:paragraph-properties fo:margin-left="1.251cm" fo:margin-right="0cm" fo:text-indent="0cm" style:auto-text-indent="false"/>
      <style:text-properties style:font-name="Times New Roman" fo:font-size="10pt" style:font-size-asian="10pt" style:font-size-complex="10pt"/>
    </style:style>
    <style:style style:name="P28" style:family="paragraph" style:parent-style-name="Contents_20_1">
      <style:paragraph-properties>
        <style:tab-stops>
          <style:tab-stop style:position="16.498cm" style:type="right" style:leader-style="dotted" style:leader-text="."/>
        </style:tab-stops>
      </style:paragraph-properties>
    </style:style>
    <style:style style:name="P29" style:family="paragraph" style:parent-style-name="Contents_20_2">
      <style:paragraph-properties>
        <style:tab-stops>
          <style:tab-stop style:position="16.498cm" style:type="right" style:leader-style="dotted" style:leader-text="."/>
        </style:tab-stops>
      </style:paragraph-properties>
    </style:style>
    <style:style style:name="P30" style:family="paragraph" style:parent-style-name="Contents_20_3">
      <style:paragraph-properties>
        <style:tab-stops>
          <style:tab-stop style:position="16.498cm" style:type="right" style:leader-style="dotted" style:leader-text="."/>
        </style:tab-stops>
      </style:paragraph-properties>
    </style:style>
    <style:style style:name="P31" style:family="paragraph" style:parent-style-name="Heading_20_1" style:list-style-name="">
      <style:paragraph-properties fo:text-align="justify" style:justify-single-word="false" fo:orphans="2" fo:widows="2"/>
    </style:style>
    <style:style style:name="P32" style:family="paragraph" style:parent-style-name="Heading_20_1" style:master-page-name="Conversione_20_2">
      <style:paragraph-properties style:page-number="auto"/>
    </style:style>
    <style:style style:name="P33" style:family="paragraph" style:parent-style-name="Heading_20_1">
      <style:paragraph-properties fo:margin-left="0cm" fo:margin-right="0cm" fo:text-indent="0cm" style:auto-text-indent="false"/>
    </style:style>
    <style:style style:name="P34" style:family="paragraph" style:parent-style-name="Heading_20_1">
      <style:paragraph-properties fo:break-before="page"/>
    </style:style>
    <style:style style:name="P35" style:family="paragraph" style:parent-style-name="Heading_20_2">
      <style:text-properties officeooo:rsid="000cf5fa" officeooo:paragraph-rsid="000cf5fa"/>
    </style:style>
    <style:style style:name="P36" style:family="paragraph" style:parent-style-name="Heading_20_3">
      <style:text-properties fo:language="it" fo:country="IT"/>
    </style:style>
    <style:style style:name="P37" style:family="paragraph" style:parent-style-name="Header">
      <style:paragraph-properties style:snap-to-layout-grid="false">
        <style:tab-stops/>
      </style:paragraph-properties>
      <style:text-properties officeooo:rsid="00146b26" officeooo:paragraph-rsid="00146b26" fo:background-color="transparent" style:font-size-complex="12pt"/>
    </style:style>
    <style:style style:name="P38" style:family="paragraph" style:parent-style-name="Standard" style:master-page-name="Conversione_20_1">
      <style:paragraph-properties style:page-number="1"/>
    </style:style>
    <style:style style:name="P39" style:family="paragraph" style:parent-style-name="Standard" style:list-style-name="L1"/>
    <style:style style:name="P40" style:family="paragraph" style:parent-style-name="Standard" style:list-style-name="L2"/>
    <style:style style:name="P41" style:family="paragraph" style:parent-style-name="Standard" style:list-style-name="L3"/>
    <style:style style:name="P42" style:family="paragraph" style:parent-style-name="Standard" style:list-style-name="L4"/>
    <style:style style:name="P43" style:family="paragraph" style:parent-style-name="Standard" style:list-style-name="L5"/>
    <style:style style:name="P44" style:family="paragraph" style:parent-style-name="Standard">
      <style:text-properties fo:font-style="normal" officeooo:rsid="00121cad" officeooo:paragraph-rsid="00121cad" style:font-style-asian="normal" style:font-style-complex="normal"/>
    </style:style>
    <style:style style:name="P45" style:family="paragraph" style:parent-style-name="Standard">
      <style:paragraph-properties style:snap-to-layout-grid="false"/>
      <style:text-properties style:font-name="ArialMT" fo:font-size="11pt" officeooo:rsid="00146b26" officeooo:paragraph-rsid="00146b26" fo:background-color="transparent" style:font-size-asian="11pt" style:font-size-complex="11pt"/>
    </style:style>
    <style:style style:name="P46" style:family="paragraph" style:parent-style-name="Standard">
      <style:paragraph-properties style:snap-to-layout-grid="false"/>
      <style:text-properties officeooo:rsid="0006c7ac" officeooo:paragraph-rsid="00146b26"/>
    </style:style>
    <style:style style:name="P47" style:family="paragraph" style:parent-style-name="Standard" style:list-style-name="WW8Num62">
      <style:paragraph-properties fo:margin-left="1.27cm" fo:margin-right="0cm" fo:text-indent="-0.635cm" style:auto-text-indent="false"/>
    </style:style>
    <style:style style:name="T1" style:family="text">
      <style:text-properties fo:font-weight="bold" style:font-weight-asian="bold" style:font-weight-complex="bold"/>
    </style:style>
    <style:style style:name="T2" style:family="text">
      <style:text-properties fo:font-weight="bold" officeooo:rsid="0009a14a" style:font-weight-asian="bold" style:font-weight-complex="bold"/>
    </style:style>
    <style:style style:name="T3" style:family="text">
      <style:text-properties fo:language="it" fo:country="IT"/>
    </style:style>
    <style:style style:name="T4" style:family="text">
      <style:text-properties officeooo:rsid="0008f1dd" style:font-size-complex="12pt"/>
    </style:style>
    <style:style style:name="T5" style:family="text">
      <style:text-properties officeooo:rsid="00120c73" style:font-size-complex="12pt"/>
    </style:style>
    <style:style style:name="T6" style:family="text">
      <style:text-properties officeooo:rsid="00146b26" style:font-size-complex="12pt"/>
    </style:style>
    <style:style style:name="T7" style:family="text">
      <style:text-properties fo:font-weight="normal" style:font-weight-asian="normal" style:font-weight-complex="normal"/>
    </style:style>
    <style:style style:name="T8" style:family="text">
      <style:text-properties style:font-name="Times New Roman" fo:font-size="10pt" style:font-size-asian="10pt" style:font-size-complex="10pt"/>
    </style:style>
    <style:style style:name="T9" style:family="text">
      <style:text-properties officeooo:rsid="00089062"/>
    </style:style>
    <style:style style:name="T10" style:family="text">
      <style:text-properties officeooo:rsid="0008f1dd"/>
    </style:style>
    <style:style style:name="T11" style:family="text">
      <style:text-properties officeooo:rsid="000cf5fa"/>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18c1ff" style:font-style-asian="normal" style:font-style-complex="normal"/>
    </style:style>
    <style:style style:name="T15" style:family="text">
      <style:text-properties officeooo:rsid="00146b26"/>
    </style:style>
    <style:style style:name="fr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478cm" draw:visible-area-height="5.44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1"><draw:frame draw:style-name="fr1" draw:name="Oggetto1" text:anchor-type="as-char" svg:width="5.992cm" svg:height="5.043cm" draw:z-index="0"><draw:object-ole xlink:href="./Object 1" xlink:type="simple" xlink:show="embed" xlink:actuate="onLoad"/><draw:image xlink:href="./ObjectReplacements/Object 1" xlink:type="simple" xlink:show="embed" xlink:actuate="onLoad"/></draw:frame></text:p>
          </table:table-cell>
          <table:table-cell table:style-name="Tabella1.A1" office:value-type="string">
            <text:p text:style-name="P1"/>
          </table:table-cell>
          <table:table-cell table:style-name="Tabella1.A1" office:value-type="string">
            <text:p text:style-name="P1"/>
          </table:table-cell>
        </table:table-row>
        <table:table-row table:style-name="Tabella1.2">
          <table:table-cell table:style-name="Tabella1.A1" office:value-type="string">
            <text:p text:style-name="P2"/>
          </table:table-cell>
          <table:table-cell table:style-name="Tabella1.A1" office:value-type="string">
            <text:p text:style-name="P2"/>
          </table:table-cell>
          <table:table-cell table:style-name="Tabella1.A1" office:value-type="string">
            <text:p text:style-name="P6"/>
          </table:table-cell>
        </table:table-row>
        <table:table-row table:style-name="Tabella1.3">
          <table:table-cell table:style-name="Tabella1.A1" office:value-type="string">
            <text:p text:style-name="P2">Oggetto:</text:p>
          </table:table-cell>
          <table:table-cell table:style-name="Tabella1.A1" office:value-type="string">
            <text:p text:style-name="P2"/>
          </table:table-cell>
          <table:table-cell table:style-name="Tabella1.A1" office:value-type="string">
            <text:p text:style-name="P6">Documentazione configurazione / esercizio di SitatSA</text:p>
          </table:table-cell>
        </table:table-row>
        <table:table-row table:style-name="Tabella1.4">
          <table:table-cell table:style-name="Tabella1.A1" office:value-type="string">
            <text:p text:style-name="P2"/>
          </table:table-cell>
          <table:table-cell table:style-name="Tabella1.A1" office:value-type="string">
            <text:p text:style-name="P2"/>
          </table:table-cell>
          <table:table-cell table:style-name="Tabella1.A1" office:value-type="string">
            <text:p text:style-name="P5"/>
          </table:table-cell>
        </table:table-row>
        <table:table-row table:style-name="Tabella1.3">
          <table:table-cell table:style-name="Tabella1.A1" office:value-type="string">
            <text:p text:style-name="P2"/>
          </table:table-cell>
          <table:table-cell table:style-name="Tabella1.A1" office:value-type="string">
            <text:p text:style-name="P2"/>
          </table:table-cell>
          <table:table-cell table:style-name="Tabella1.A1" office:value-type="string">
            <text:p text:style-name="P6"/>
          </table:table-cell>
        </table:table-row>
        <table:table-row table:style-name="Tabella1.2">
          <table:table-cell table:style-name="Tabella1.A1" office:value-type="string">
            <text:p text:style-name="P4">Vers.</text:p>
          </table:table-cell>
          <table:table-cell table:style-name="Tabella1.A1" office:value-type="string">
            <text:p text:style-name="P4"/>
          </table:table-cell>
          <table:table-cell table:style-name="Tabella1.A1" office:value-type="string">
            <text:p text:style-name="P8">2.<text:span text:style-name="T15">7.0</text:span> (<text:span text:style-name="T15">Settembre</text:span> 201<text:span text:style-name="T9">4</text:span>)</text:p>
          </table:table-cell>
        </table:table-row>
        <table:table-row table:style-name="Tabella1.2">
          <table:table-cell table:style-name="Tabella1.A1" office:value-type="string">
            <text:p text:style-name="P2"/>
          </table:table-cell>
          <table:table-cell table:style-name="Tabella1.A1" office:value-type="string">
            <text:p text:style-name="P2"/>
          </table:table-cell>
          <table:table-cell table:style-name="Tabella1.A1" office:value-type="string">
            <text:p text:style-name="P6"/>
          </table:table-cell>
        </table:table-row>
        <table:table-row table:style-name="Tabella1.3">
          <table:table-cell table:style-name="Tabella1.A1" office:value-type="string">
            <text:p text:style-name="P3">Redatto da</text:p>
          </table:table-cell>
          <table:table-cell table:style-name="Tabella1.A1" office:value-type="string">
            <text:p text:style-name="P3"/>
          </table:table-cell>
          <table:table-cell table:style-name="Tabella1.A1" office:value-type="string">
            <text:p text:style-name="P8">Stefano Sabbadin</text:p>
          </table:table-cell>
        </table:table-row>
        <table:table-row table:style-name="Tabella1.3">
          <table:table-cell table:style-name="Tabella1.A1" office:value-type="string">
            <text:p text:style-name="P3">Approvato da</text:p>
          </table:table-cell>
          <table:table-cell table:style-name="Tabella1.A1" office:value-type="string">
            <text:p text:style-name="P3"/>
          </table:table-cell>
          <table:table-cell table:style-name="Tabella1.A1" office:value-type="string">
            <text:p text:style-name="P8">Paolo Urbanetto</text:p>
          </table:table-cell>
        </table:table-row>
        <table:table-row table:style-name="Tabella1.2">
          <table:table-cell table:style-name="Tabella1.A1" office:value-type="string">
            <text:p text:style-name="P7"/>
          </table:table-cell>
          <table:table-cell table:style-name="Tabella1.A1" office:value-type="string">
            <text:p text:style-name="P2"/>
          </table:table-cell>
          <table:table-cell table:style-name="Tabella1.A1" office:value-type="string">
            <text:p text:style-name="P7"/>
          </table:table-cell>
        </table:table-row>
        <table:table-row table:style-name="Tabella1.11">
          <table:table-cell table:style-name="Tabella1.A1" office:value-type="string">
            <text:p text:style-name="P7"/>
          </table:table-cell>
          <table:table-cell table:style-name="Tabella1.A1" office:value-type="string">
            <text:p text:style-name="P2"/>
          </table:table-cell>
          <table:table-cell table:style-name="Tabella1.A1" office:value-type="string">
            <text:p text:style-name="P7"/>
          </table:table-cell>
        </table:table-row>
        <table:table-row table:style-name="Tabella1.2">
          <table:table-cell table:style-name="Tabella1.A1" office:value-type="string">
            <text:p text:style-name="P7"/>
          </table:table-cell>
          <table:table-cell table:style-name="Tabella1.A1" office:value-type="string">
            <text:p text:style-name="P2"/>
          </table:table-cell>
          <table:table-cell table:style-name="Tabella1.A1" office:value-type="string">
            <text:p text:style-name="P7"/>
          </table:table-cell>
        </table:table-row>
      </table:table>
      <text:p text:style-name="Standard"/>
      <text:p text:style-name="P38"/>
      <text:p text:style-name="P9">SOMMARIO</text:p>
      <text:table-of-content text:style-name="Sect1" text:name="Indice general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28"><text:a xlink:type="simple" xlink:href="#__RefHeading__2259_1858538457">1 Nota introduttiva<text:tab/>2</text:a></text:p>
          <text:p text:style-name="P28"><text:a xlink:type="simple" xlink:href="#__RefHeading__2261_1858538457">2 Dati identificativi della applicazione<text:tab/>2</text:a></text:p>
          <text:p text:style-name="P28"><text:a xlink:type="simple" xlink:href="#__RefHeading__2263_1858538457">3 Base dati<text:tab/>3</text:a></text:p>
          <text:p text:style-name="P29"><text:a xlink:type="simple" xlink:href="#__RefHeading__1321_1307413214">3.1 Prerequisiti<text:tab/>3</text:a></text:p>
          <text:p text:style-name="P29"><text:a xlink:type="simple" xlink:href="#__RefHeading__3052_345054309">3.2 <text:s/>Inizializzazione della base dati<text:tab/>3</text:a></text:p>
          <text:p text:style-name="P29"><text:a xlink:type="simple" xlink:href="#__RefHeading__3054_345054309">3.3 <text:s/>Aggiornamento della base dati<text:tab/>3</text:a></text:p>
          <text:p text:style-name="P28"><text:a xlink:type="simple" xlink:href="#__RefHeading__2265_1858538457">4 Configurazione applicazione<text:tab/>4</text:a></text:p>
          <text:p text:style-name="P29"><text:a xlink:type="simple" xlink:href="#__RefHeading__1323_1307413214">4.1 log4j.properties<text:tab/>4</text:a></text:p>
          <text:p text:style-name="P29"><text:a xlink:type="simple" xlink:href="#__RefHeading__3056_345054309">4.2 jdbc.properties<text:tab/>4</text:a></text:p>
          <text:p text:style-name="P29"><text:a xlink:type="simple" xlink:href="#__RefHeading__3058_345054309">4.3 <text:s/>global.properties<text:tab/>4</text:a></text:p>
          <text:p text:style-name="P29"><text:a xlink:type="simple" xlink:href="#__RefHeading__1325_1307413214">4.4 Trust Store<text:tab/>5</text:a></text:p>
          <text:p text:style-name="P30"><text:a xlink:type="simple" xlink:href="#__RefHeading__1433_1889004044">4.4.1 Creazione di un file keystore<text:tab/>5</text:a></text:p>
        </text:index-body>
      </text:table-of-content>
      <text:p text:style-name="P10"/>
      <text:h text:style-name="P32" text:outline-level="1"><text:bookmark-start text:name="__RefHeading__2259_1858538457"/>Nota introduttiva<text:bookmark-end text:name="__RefHeading__2259_1858538457"/></text:h>
      <text:p text:style-name="Standard">Il presente documento ha lo scopo di documentare le istruzioni:</text:p>
      <text:list xml:id="list2732409486598959961" text:style-name="WW8Num62">
        <text:list-item>
          <text:p text:style-name="P47">per la configurazione;</text:p>
        </text:list-item>
        <text:list-item>
          <text:p text:style-name="P47">per la messa in esercizio a partire dall’ambiente di staging</text:p>
        </text:list-item>
      </text:list>
      <text:p text:style-name="Standard">della web application SitatSA, facente parte della suite di applicativi Sitat.</text:p>
      <text:p text:style-name="Standard"/>
      <text:p text:style-name="Standard">SitatSA è il modulo ad uso delle stazione appaltanti per l'inserimento ed invio dati all'osservatorio regionale.</text:p>
      <text:p text:style-name="Standard"/>
      <text:p text:style-name="Standard">L'applicativo prevede l'utilizzo di una sorgente dati specifica.</text:p>
      <text:h text:style-name="Heading_20_1" text:outline-level="1"><text:bookmark-start text:name="__RefHeading__2261_1858538457"/>Dati identificativi della applicazione<text:bookmark-end text:name="__RefHeading__2261_1858538457"/></text:h>
      <table:table table:name="Tabella2" table:style-name="Tabella2">
        <table:table-column table:style-name="Tabella2.A"/>
        <table:table-column table:style-name="Tabella2.B"/>
        <table:table-row table:style-name="Tabella2.1">
          <table:table-cell table:style-name="Tabella2.A1" office:value-type="string">
            <text:p text:style-name="P11">Nome della applicazione</text:p>
          </table:table-cell>
          <table:table-cell table:style-name="Tabella2.B1" office:value-type="string">
            <text:p text:style-name="P1">SitatSA</text:p>
          </table:table-cell>
        </table:table-row>
        <table:table-row table:style-name="Tabella2.1">
          <table:table-cell table:style-name="Tabella2.A1" office:value-type="string">
            <text:p text:style-name="P11">Numero di versione</text:p>
          </table:table-cell>
          <table:table-cell table:style-name="Tabella2.B2" office:value-type="float" office:value="0.0840277777777778">
            <text:p text:style-name="P16">2.<text:span text:style-name="T15">7.0</text:span></text:p>
          </table:table-cell>
        </table:table-row>
        <table:table-row table:style-name="Tabella2.1">
          <table:table-cell table:style-name="Tabella2.A1" office:value-type="string">
            <text:p text:style-name="P11">Data rilascio</text:p>
          </table:table-cell>
          <table:table-cell table:style-name="Tabella2.B1" office:value-type="string">
            <text:p text:style-name="P16"><text:span text:style-name="T6">29</text:span>/0<text:span text:style-name="T15">9</text:span>/1<text:span text:style-name="T10">4</text:span></text:p>
          </table:table-cell>
        </table:table-row>
        <table:table-row table:style-name="Tabella2.1">
          <table:table-cell table:style-name="Tabella2.A1" office:value-type="string">
            <text:p text:style-name="P11">Responsabile del prodotto</text:p>
          </table:table-cell>
          <table:table-cell table:style-name="Tabella2.B1" office:value-type="string">
            <text:p text:style-name="P1">Paolo Urbanetto (paolo.urbanetto@eldasoft.it)</text:p>
          </table:table-cell>
        </table:table-row>
        <table:table-row table:style-name="Tabella2.1">
          <table:table-cell table:style-name="Tabella2.A1" office:value-type="string">
            <text:p text:style-name="P11">Referente tecnico</text:p>
          </table:table-cell>
          <table:table-cell table:style-name="Tabella2.B1" office:value-type="string">
            <text:p text:style-name="P1">Stefano Sabbadin (stefano.sabbadin@eldasoft.it)</text:p>
          </table:table-cell>
        </table:table-row>
      </table:table>
      <text:p text:style-name="Standard"/>
      <text:p text:style-name="P14">Storico delle versioni</text:p>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15">Versione</text:p>
          </table:table-cell>
          <table:table-cell table:style-name="Tabella3.A1" office:value-type="string">
            <text:p text:style-name="P15">Data</text:p>
          </table:table-cell>
          <table:table-cell table:style-name="Tabella3.C1" office:value-type="string">
            <text:p text:style-name="P15">Modifiche</text:p>
          </table:table-cell>
        </table:table-row>
        <table:table-row table:style-name="Tabella3.1">
          <table:table-cell table:style-name="Tabella3.A2" office:value-type="float" office:value="0">
            <text:p text:style-name="P45">2.7.0</text:p>
          </table:table-cell>
          <table:table-cell table:style-name="Tabella3.A1" office:value-type="string">
            <text:p text:style-name="P37">29/09/2014</text:p>
          </table:table-cell>
          <table:table-cell table:style-name="Tabella3.C1" office:value-type="string">
            <text:p text:style-name="P46">Correzione errori di validazione ed invio flussi. Adeguamento specifiche Simog 3.03.1.2 per funzioni di consulta gara ed export XML per MassLoader Simog.</text:p>
          </table:table-cell>
        </table:table-row>
        <table:table-row table:style-name="Tabella3.1">
          <table:table-cell table:style-name="Tabella3.A3" office:value-type="float" office:value="0">
            <text:p text:style-name="P13">2.6.4</text:p>
          </table:table-cell>
          <table:table-cell table:style-name="Tabella3.B3" office:value-type="string">
            <text:p text:style-name="P26">15/07/2014</text:p>
          </table:table-cell>
          <table:table-cell table:style-name="Tabella3.C3" office:value-type="string">
            <text:p text:style-name="P22">- aggiunti campi alla scheda Adesione Accordo Quadro, Aggiudicazione, Aggiudicazione semplificata;</text:p>
            <text:p text:style-name="P22">- creata scheda Elenco imprese invitate / partecipanti;</text:p>
            <text:p text:style-name="P22">- validazione ed invio flusso Elenco imprese invitate/partecipanti;</text:p>
            <text:p text:style-name="P22">- creata scheda Avanzamento contratto semplificata;</text:p>
            <text:p text:style-name="P22">- validazione ed invio flusso Avanzamento contratto semplificata;</text:p>
            <text:p text:style-name="P22">- correzione controlli validazione dei flussi;</text:p>
            <text:p text:style-name="P22">- correzioni criteri di creazione nuovi flussi;</text:p>
          </table:table-cell>
        </table:table-row>
        <table:table-row table:style-name="Tabella3.1">
          <table:table-cell table:style-name="Tabella3.A3" office:value-type="float" office:value="0">
            <text:p text:style-name="P12">2.4.0</text:p>
          </table:table-cell>
          <table:table-cell table:style-name="Tabella3.B4" office:value-type="string">
            <text:p text:style-name="P25">28/05/2012</text:p>
          </table:table-cell>
          <table:table-cell table:style-name="Tabella3.C4" office:value-type="string">
            <text:p text:style-name="P1">Prima versione ufficiale.</text:p>
          </table:table-cell>
        </table:table-row>
      </table:table>
      <text:h text:style-name="P33" text:outline-level="1" text:is-list-header="true"/>
      <text:h text:style-name="P34" text:outline-level="1"><text:bookmark-start text:name="__RefHeading__2263_1858538457"/>Base dati<text:bookmark-end text:name="__RefHeading__2263_1858538457"/></text:h>
      <text:h text:style-name="Heading_20_2" text:outline-level="2"><text:bookmark-start text:name="__RefHeading__1321_1307413214"/>Prerequisiti<text:bookmark-end text:name="__RefHeading__1321_1307413214"/></text:h>
      <text:p text:style-name="Standard">Gli script di inizializzazione e di aggiornamento della base dati prevedono la definizione di tabelle e dati di inizializzazione, pertanto prima di iniziare una prima installazione è necessario predisporre una schema su DB ed eventuali tablespace (per i DBMS che li richiedono).</text:p>
      <text:p text:style-name="Standard"/>
      <text:p text:style-name="Standard">Prevedere la creazione di un utente amministratore dello schema e di un utente applicativo, con diritti di CRUD su tutti gli oggetti dello schema (GRANT per il lancio di istruzioni DML). L'utente amministratore inoltre deve possedere anche le GRANT per il lancio di istruzioni DDL.</text:p>
      <text:p text:style-name="Standard">Prevedere poi la creazione, per i DBMS che lo richiedono, del tablespace pari a TBS_SITATSA_N0. Infatti su tale tablespace si basano gli script forniti.</text:p>
      <text:p text:style-name="Standard"/>
      <text:p text:style-name="Standard">Gli script sql vanno eseguiti dall'utente amministratore ed ogni entità viene indicata con il prefisso “&lt;NOME_SCHEMA&gt;.”, dove NOME_SCHEMA = SITATSA. Inoltre gli script di </text:p>
      <text:p text:style-name="Standard"/>
      <text:p text:style-name="Standard">L'applicativo web usa l'utente l'applicativo, in modo tale che le query eseguite con tale utente non richiedano il prefisso dello schema per riferire le entità dello schema stesso.</text:p>
      <text:p text:style-name="Standard"/>
      <text:p text:style-name="Standard">Vengono forniti gli script per i seguenti DBMS:</text:p>
      <text:list xml:id="list320949210457801494" text:style-name="L1">
        <text:list-item>
          <text:p text:style-name="P39">DB2</text:p>
        </text:list-item>
        <text:list-item>
          <text:p text:style-name="P39">PostgreSQL</text:p>
        </text:list-item>
      </text:list>
      <text:p text:style-name="Standard">i cui script sono contenuti nel pacchetto di rilascio, rispettivamente, nelle directory:</text:p>
      <text:list xml:id="list870864101240807600" text:style-name="L2">
        <text:list-item>
          <text:p text:style-name="P40">SitatSA\config\database\sql\db2</text:p>
        </text:list-item>
        <text:list-item>
          <text:p text:style-name="P40">SitatSA\config\database\sql\postgres.</text:p>
        </text:list-item>
      </text:list>
      <text:h text:style-name="Heading_20_2" text:outline-level="2"><text:bookmark-start text:name="__RefHeading__3052_345054309"/><text:s/>Inizializzazione della base dati<text:bookmark-end text:name="__RefHeading__3052_345054309"/></text:h>
      <text:p text:style-name="Standard">Per l'inizializzazione della base dati, l'utente amministratore dello schema deve eseguire prima lo script denominato SitatSA_100.sql per la creazione di tabelle e l'inizializzazione dei dati e poi eseguire i rimanenti script in ordine di versione, per portare la base dati all'ultima versione.</text:p>
      <text:p text:style-name="Standard"/>
      <text:p text:style-name="Standard">Ad esempio, per inizializzare la base dati fino alla versione 2.0.0 eseguire nell'ordine:</text:p>
      <text:list xml:id="list6542751396252388128" text:style-name="L3">
        <text:list-item>
          <text:p text:style-name="P41">SitatSA_100.sql</text:p>
        </text:list-item>
        <text:list-item>
          <text:p text:style-name="P41">SitatSA_100to101.sql</text:p>
        </text:list-item>
        <text:list-item>
          <text:p text:style-name="P41">SitatSA_101to102.sql</text:p>
        </text:list-item>
        <text:list-item>
          <text:p text:style-name="P41">SitatSA_102to200.sql</text:p>
        </text:list-item>
      </text:list>
      <text:h text:style-name="Heading_20_2" text:outline-level="2"><text:bookmark-start text:name="__RefHeading__3054_345054309"/><text:s/>Aggiornamento della base dati<text:bookmark-end text:name="__RefHeading__3054_345054309"/></text:h>
      <text:p text:style-name="Standard">Per aggiornare la base dati dalla versione X all'ultima versione, eseguire gli script in ordine di versione a partire dal file SitatSA_&lt;X&gt;to&lt;*&gt;.sql, fino al file SitatSA_&lt;*&gt;to&lt;Y&gt;.sql.</text:p>
      <text:p text:style-name="Standard"/>
      <text:p text:style-name="Standard">Ad esempio, supponendo di possedere l'applicativo alla versione 2.0.1 e dovendolo aggiornare all'ultima versione, supponiamo la 2.1.0, eseguire nell'ordine:</text:p>
      <text:list xml:id="list4428909082817914517" text:style-name="L4">
        <text:list-item>
          <text:p text:style-name="P42">SITATSA_201to202.sql</text:p>
        </text:list-item>
        <text:list-item>
          <text:p text:style-name="P42">SITATSA_202to203.sql</text:p>
        </text:list-item>
        <text:list-item>
          <text:p text:style-name="P42">SITATSA_203to204.sql</text:p>
        </text:list-item>
        <text:list-item>
          <text:p text:style-name="P42">SITATSA_204to205.sql</text:p>
        </text:list-item>
        <text:list-item>
          <text:p text:style-name="P42">SITATSA_205to210.sql</text:p>
        </text:list-item>
      </text:list>
      <text:h text:style-name="P31" text:outline-level="1"/>
      <text:h text:style-name="P34" text:outline-level="1"><text:bookmark-start text:name="__RefHeading__2265_1858538457"/>Configurazione applicazione<text:bookmark-end text:name="__RefHeading__2265_1858538457"/></text:h>
      <text:p text:style-name="Standard">L'applicativo prevede la configurazione di al più 3 file presenti nella cartella <text:span text:style-name="T3">WEB-INF/classes</text:span>:</text:p>
      <text:list xml:id="list7095733212288543518" text:style-name="L5">
        <text:list-item>
          <text:p text:style-name="P43">log4j.properties, per la tracciatura del log</text:p>
        </text:list-item>
        <text:list-item>
          <text:p text:style-name="P43">jdbc.properties, per l'indicazione della connessione al db</text:p>
        </text:list-item>
        <text:list-item>
          <text:p text:style-name="P43">global.properties, per altri parametri specifici dell'applicativo.</text:p>
        </text:list-item>
      </text:list>
      <text:h text:style-name="Heading_20_2" text:outline-level="2"><text:bookmark-start text:name="__RefHeading__1323_1307413214"/>log4j.properties<text:bookmark-end text:name="__RefHeading__1323_1307413214"/></text:h>
      <text:p text:style-name="P17">Il file WEB-INF/classes/log4j.properties è preconfigurato per l'ambiente di Regione Toscana, indicando il percorso di salvataggio ed il nome del file di log nella struttura di RT, nonché impostando una policy di rotazione di un massimo di 5 file di log di una capacità massima pari a 3MB. </text:p>
      <text:p text:style-name="P17"/>
      <text:p text:style-name="P17">Per una eventuale personalizzazione del path per il file di log è necessario editare la property:</text:p>
      <text:p text:style-name="P17"/>
      <text:p text:style-name="P27">log4j.appender.applicationLog.File</text:p>
      <text:p text:style-name="P17"/>
      <text:p text:style-name="P17">Per variare le modalità di tracciatura o l'appender per il log, si rimanda invece alla documentazione ufficiale della API Log4J.</text:p>
      <text:h text:style-name="Heading_20_2" text:outline-level="2"><text:bookmark-start text:name="__RefHeading__3056_345054309"/>jdbc.properties<text:bookmark-end text:name="__RefHeading__3056_345054309"/></text:h>
      <text:p text:style-name="P20">Questo file non necessita di alcuna configurazione<text:span text:style-name="T7"> a meno che non si voglia utilizzare un nome di connessione JNDI diverso da quello proposto e presettato nel file di configurazione.</text:span></text:p>
      <text:p text:style-name="Standard">Il nome della connessione JNDI da utilizzare per la web application porta il nome della web application stessa, quindi:</text:p>
      <text:p text:style-name="Standard"/>
      <text:p text:style-name="P27">jdbc/SitatSA</text:p>
      <text:p text:style-name="P27"/>
      <text:p text:style-name="P19">Tale impostazione è cablata all'interno del file di properties.</text:p>
      <text:p text:style-name="P19">È fondamentale comunque allineare tale configurazione con la definizione nel server tomcat di una risorsa di tipo connessione JNDI: fare riferimento all'esempio nel file datasource.xml, <text:s/>presente nella directory config\database\datasource all'interno del presente pacchetto di rilascio. </text:p>
      <text:p text:style-name="Standard"/>
      <text:p text:style-name="Standard">Qualora la connessione JNDI venisse definita con un nome diverso, editare il file jdbc.properties modificando la property:</text:p>
      <text:p text:style-name="Standard"/>
      <text:p text:style-name="P27">jndi.jndiName</text:p>
      <text:h text:style-name="Heading_20_2" text:outline-level="2"><text:bookmark-start text:name="__RefHeading__3058_345054309"/><text:s/>global.properties<text:bookmark-end text:name="__RefHeading__3058_345054309"/></text:h>
      <text:p text:style-name="Standard">Il file è preconfigurato <text:span text:style-name="T3">per l'ambiente di Regione Toscana.</text:span></text:p>
      <text:p text:style-name="P17">Nel file di configurazione della web application è necessario verificare e configurare le seguenti properties:</text:p>
      <text:p text:style-name="P17"/>
      <text:p text:style-name="P17"><text:span text:style-name="T1">it.eldasoft.mail.api.implementation</text:span><text:span text:style-name="T7"> : API da utilizzare per l'invio mail; per Regione Toscana si utilizzano le GNU mail API; nel caso di utilizzo delle API standard SUN Java Mail, indicare SUN e inserire nell'area common/lib del server tomcat il mail-1.4.jar e l'activation-1.1.jar</text:span></text:p>
      <text:p text:style-name="P18"/>
      <text:p text:style-name="P17"><text:span text:style-name="T1">it.eldasoft.dbms</text:span> : tipo di database in uso; indicare DB2 per IBM DB2, POS per PostgreSQL</text:p>
      <text:p text:style-name="Standard"/>
      <text:h text:style-name="P35" text:outline-level="2">application-cert.properties/application-prod.properties</text:h>
      <text:p text:style-name="P23"><text:span text:style-name="T11">I </text:span>due file sono preconfigurati rispettivamente per gli ambiente di certificazione e di produzione di Regione Toscana. </text:p>
      <text:p text:style-name="P24">In tali file alcuni properties non sono state valorizzate perché dati sensibili. Esse sono state valorizzate con la stringa <text:span text:style-name="T12">&lt;daValorizzare&gt;</text:span><text:span text:style-name="T13"> </text:span><text:span text:style-name="T14">e saranno v</text:span><text:span text:style-name="T13">alorizza</text:span><text:span text:style-name="T14">t</text:span><text:span text:style-name="T13">e in fase di deploy. I valori reali verranno comunicati direttamente al tecnico installatore.</text:span></text:p>
      <text:p text:style-name="P44"><text:soft-page-break/>Di seguito il significato di alcune properties:</text:p>
      <text:p text:style-name="P44"/>
      <text:p text:style-name="Standard"><text:span text:style-name="T1">it.eldasoft.sitatproxy.url</text:span> : URL del proxy applicativo Sitat da utilizzare per l'invio dei flussi verso l'Osservatorio. La URL è relativa al proxy installato nel NAL (porta di dominio)</text:p>
      <text:p text:style-name="P20"/>
      <text:p text:style-name="P21"><text:span text:style-name="T2">it.eldasoft.wssimog.accessoIndiretto.url</text:span> : URL del Web Service presente su SitatORT, utilizzato per la lettura degli IDGARA/CIG. Va indicato il suo proxy trasparente, definito nel NAL</text:p>
      <text:p text:style-name="Standard"/>
      <text:p text:style-name="Standard"><text:span text:style-name="T1">it.eldasoft.bandoavvisosimap.ws.url</text:span> : URL del Web Service per l'invio del bando/avviso SIMAP</text:p>
      <text:p text:style-name="Standard"/>
      <text:p text:style-name="Standard"><text:span text:style-name="T1">it.eldasoft.richiestacup.ws.url</text:span> : URL del Web Service Elaborazioni CUP</text:p>
      <text:p text:style-name="Standard"/>
      <text:p text:style-name="Standard"><text:span text:style-name="T1">it.eldasoft.richiestacup.ws.truststore</text:span> : nome del file JKS (completo di percorso) contenente il certificato digitale</text:p>
      <text:p text:style-name="Standard"/>
      <text:p text:style-name="Standard"><text:span text:style-name="T1">it.eldasoft.richiestacup.ws.truststorepassword</text:span> : password per l'utilizzo del file JKS</text:p>
      <text:p text:style-name="Standard"/>
      <text:p text:style-name="Standard"><text:span text:style-name="T1">it.eldasoft.richiestacup.ws.proxyhost.url</text:span> : URL server proxy per accedere all'esterno della intranet (specificare se non indicato nella configurazione dell'application server)</text:p>
      <text:p text:style-name="Standard"/>
      <text:p text:style-name="Standard"><text:span text:style-name="T1">it.eldasoft.richiestacup.ws.proxyhost.port</text:span> : porta del server proxy per accedere all'esterno della intranet (specificare se non indicato nella configurazione dell'application server)</text:p>
      <text:p text:style-name="Standard"/>
      <text:h text:style-name="Heading_20_2" text:outline-level="2"><text:bookmark-start text:name="__RefHeading__1325_1307413214"/>Trust Store<text:bookmark-end text:name="__RefHeading__1325_1307413214"/></text:h>
      <text:p text:style-name="P17">Come indicato in precedenza, per la richiesta CUP si necessita della comunicazione via HTTPS con un servizio remoto. L'applicativo deve pertanto disporre di un keystore contenente la chiave pubblica del sito da raggiungere, e lato configurazione va indicato il path del keystore nonché la password per accedere al contenuto.</text:p>
      <text:p text:style-name="P17">Il file risulta presente nella distribuzione al path (DA DEFINIRE), però, per ovvi motivi di sicurezza, non sono configurati i parametri per il suo utilizzo ed è pertanto solo un segnaposto.</text:p>
      <text:p text:style-name="P17">Si consiglia quindi di eseguire le istruzioni sotto indicate per generare un keystore JKS utilizzabile dall'applicativo, e quindi tornare al paragrafo precedente e modificare le properties interessate:</text:p>
      <text:p text:style-name="P20"/>
      <text:p text:style-name="Standard"><text:span text:style-name="T1">it.eldasoft.richiestacup.ws.url</text:span> : URL del Web Service Elaborazioni CUP</text:p>
      <text:p text:style-name="Standard"/>
      <text:p text:style-name="Standard"><text:span text:style-name="T1">it.eldasoft.richiestacup.ws.truststore</text:span> : nome del file JKS (completo di percorso) contenente il certificato digitale</text:p>
      <text:p text:style-name="Standard"/>
      <text:p text:style-name="P17"><text:span text:style-name="T1">it.eldasoft.richiestacup.ws.truststorepassword</text:span> : password per l'utilizzo del file JKS</text:p>
      <text:p text:style-name="P17"/>
      <text:h text:style-name="P36" text:outline-level="3"><text:bookmark-start text:name="__RefHeading__1433_1889004044"/>Creazione di un file keystore<text:bookmark-end text:name="__RefHeading__1433_1889004044"/></text:h>
      <text:p text:style-name="P17">Per generare <text:s/>un keystore JKS è necessario disporre della chiave pubblica del sito da raggiungere.</text:p>
      <text:p text:style-name="P17">In Java, per questa operazione, si fa usa del comando <text:span text:style-name="T8">keytool</text:span> <text:note text:id="ftn1" text:note-class="footnote"><text:note-citation>1</text:note-citation><text:note-body><text:p text:style-name="Standard"><text:s/>Per dettagli consultare: <text:a xlink:type="simple" xlink:href="http://docs.oracle.com/javase/7/docs/technotes/tools/windows/keytool.html">http://docs.oracle.com/javase/7/docs/technotes/tools/windows/keytool.html</text:a></text:p></text:note-body></text:note>. </text:p>
      <text:p text:style-name="P17">Di seguito viene proposto un esempio d'uso del comando per importare nel file keystore la chiave pubblica di un certificato:</text:p>
      <text:p text:style-name="P17"/>
      <text:p text:style-name="P27">keytool -import -v -trustcacerts -file &lt;certificato.cer&gt; -keystore &lt;nome_file_dest.jks&gt; -storepass &lt;password_di_accesso_al_file_jks&gt;</text:p>
      <text:p text:style-name="P17"/>
      <text:p text:style-name="Standard">dove:</text:p>
      <text:p text:style-name="Standard">-import<text:tab/><text:tab/>: importazione del certificato nel file keystore;</text:p>
      <text:p text:style-name="Standard">-file <text:tab/><text:tab/>: indicare il file della chiave pubblica;</text:p>
      <text:p text:style-name="Standard">-keystore<text:tab/>: indicare il nome file in cui salvare il keystore;</text:p>
      <text:p text:style-name="Standard">-storepass<text:tab/>: indicare la password con cui accedere al file keystore;</text:p>
      <text:p text:style-name="Standard"/>
      <text:p text:style-name="P17">Alla domanda "Considerare attendibile questo certificato?", rispondere si.</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family="Verdana" style:font-family-generic="swiss" style:font-pitch="variable" fo:font-size="9pt" fo:language="it" fo:country="I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font-weight="bold" style:font-size-asian="12pt" style:font-weight-asian="bold" style:font-size-complex="10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212cm" fo:margin-bottom="0.423cm" style:contextual-spacing="false"/>
      <style:text-properties style:font-name="Times New Roman" fo:font-family="'Times New Roman'" style:font-family-generic="roman" style:font-pitch="variable" fo:font-size="12pt" fo:font-style="italic" style:font-size-asian="12pt" style:font-style-asian="italic"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left="0.76cm" fo:margin-right="0cm" fo:margin-top="0.847cm" fo:margin-bottom="0.212cm" style:contextual-spacing="false" fo:text-indent="-0.76cm" style:auto-text-indent="false" fo:keep-with-next="always"/>
      <style:text-properties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Heading_20_1" style:next-style-name="Standard" style:default-outline-level="2" style:class="text">
      <style:paragraph-properties fo:margin-left="1.02cm" fo:margin-right="0cm" fo:margin-top="0.423cm" fo:margin-bottom="0.212cm" style:contextual-spacing="false" fo:text-indent="-1.02cm" style:auto-text-indent="false"/>
      <style:text-properties fo:font-size="14pt" fo:language="en" fo:country="GB" style:font-size-asian="14pt" style:font-style-complex="italic"/>
    </style:style>
    <style:style style:name="Heading_20_3" style:display-name="Heading 3" style:family="paragraph" style:parent-style-name="Standard" style:next-style-name="Standard" style:default-outline-level="3" style:class="text">
      <style:paragraph-properties fo:margin-top="0.212cm" fo:margin-bottom="0.071cm" style:contextual-spacing="false" fo:keep-with-next="always"/>
      <style:text-properties fo:font-size="12pt" fo:language="en" fo:country="GB" fo:font-weight="bold" style:font-size-asian="12pt" style:font-weight-asian="bold"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212cm" fo:margin-bottom="0cm" style:contextual-spacing="false" fo:text-indent="-1.52cm" style:auto-text-indent="false" fo:keep-with-next="always"/>
      <style:text-properties fo:font-size="10pt" fo:language="en" fo:country="GB" fo:font-weight="bold" style:font-size-asian="10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212cm" fo:margin-bottom="0cm" style:contextual-spacing="false" fo:text-indent="-1.78cm" style:auto-text-indent="false"/>
      <style:text-properties fo:font-size="10pt" fo:language="en" fo:country="GB" fo:font-style="italic" fo:font-weight="bold" style:font-size-asian="10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0pt" fo:language="en" fo:country="GB" fo:font-style="italic" style:font-size-asian="10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font-size="8pt" fo:language="en" fo:country="GB" fo:font-style="italic" style:font-size-asian="8pt"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ize="8pt" fo:language="en" fo:country="GB" style:font-size-asian="8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7pt" fo:language="en" fo:country="GB" style:font-size-asian="7pt" style:font-name-complex="Arial" style:font-family-complex="Arial" style:font-family-generic-complex="swiss" style:font-pitch-complex="variable" style:font-size-complex="11pt"/>
    </style:style>
    <style:style style:name="Testo_20_macro" style:display-name="Testo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it" fo:country="IT"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Header" style:family="paragraph" style:parent-style-name="Standard" style:class="extra">
      <style:paragraph-properties fo:text-align="justify" style:justify-single-word="false">
        <style:tab-stops>
          <style:tab-stop style:position="8.5cm" style:type="center"/>
          <style:tab-stop style:position="17cm" style:type="right"/>
        </style:tab-stops>
      </style:paragraph-properties>
      <style:text-properties style:font-size-complex="10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xt_20_body_20_indent" style:display-name="Text body indent" style:family="paragraph" style:parent-style-name="Standard" style:class="text">
      <style:paragraph-properties fo:margin-left="7.752cm" fo:margin-right="0cm" fo:text-indent="0cm" style:auto-text-indent="false"/>
    </style:style>
    <style:style style:name="Contents_20_1" style:display-name="Contents 1" style:family="paragraph" style:parent-style-name="Standard" style:next-style-name="Standard" style:class="index"/>
    <style:style style:name="Rientro_20_corpo_20_del_20_testo_20_2" style:display-name="Rientro corpo del testo 2" style:family="paragraph" style:parent-style-name="Standard">
      <style:paragraph-properties fo:margin-left="1.249cm" fo:margin-right="0cm" fo:text-indent="0cm" style:auto-text-indent="false"/>
    </style:style>
    <style:style style:name="Rientro_20_corpo_20_del_20_testo_20_3" style:display-name="Rientro corpo del testo 3" style:family="paragraph" style:parent-style-name="Standard">
      <style:paragraph-properties fo:margin-left="3.251cm" fo:margin-right="0cm" fo:text-indent="0cm" style:auto-text-indent="false">
        <style:tab-stops>
          <style:tab-stop style:position="3.251cm"/>
        </style:tab-stops>
      </style:paragraph-properties>
    </style:style>
    <style:style style:name="Contents_20_2" style:display-name="Contents 2" style:family="paragraph" style:parent-style-name="Standard" style:next-style-name="Standard" style:class="index">
      <style:paragraph-properties fo:margin-left="0.318cm" fo:margin-right="0cm" fo:text-indent="0cm" style:auto-text-indent="false"/>
    </style:style>
    <style:style style:name="Contents_20_3" style:display-name="Contents 3" style:family="paragraph" style:parent-style-name="Standard" style:next-style-name="Standard" style:class="index">
      <style:paragraph-properties fo:margin-left="0.635cm" fo:margin-right="0cm" fo:text-indent="0cm" style:auto-text-indent="false"/>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Normale_20__28_Web_29_" style:display-name="Normale (Web)" style:family="paragraph" style:parent-style-name="Standard">
      <style:paragraph-properties fo:margin-top="0.494cm" fo:margin-bottom="0.494cm" style:contextual-spacing="false" fo:text-align="start" style:justify-single-word="false"/>
      <style:text-properties style:font-name="Times New Roman" fo:font-family="'Times New Roman'" style:font-family-generic="roman" style:font-pitch="variable" fo:font-size="12pt" style:font-size-asian="12pt"/>
    </style:style>
    <style:style style:name="Preformattato_20_HTML" style:display-name="Preformattato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Default" style:family="paragraph">
      <style:paragraph-properties fo:orphans="2" fo:widows="2" style:text-autospace="none"/>
      <style:text-properties fo:color="#000000" style:font-name="Arial" fo:font-family="Arial" style:font-family-generic="swiss" style:font-pitch="variable" fo:font-size="12pt" fo:language="it" fo:country="I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Corpo_20_del_20_testo_20_2" style:display-name="Corpo del testo 2" style:family="paragraph" style:parent-style-name="Default" style:next-style-name="Default">
      <style:text-properties fo:color="#000000" style:font-name-complex="Times New Roman" style:font-family-complex="'Times New Roman'" style:font-family-generic-complex="roman" style:font-pitch-complex="variable"/>
    </style:style>
    <style:style style:name="Riferimenti" style:family="paragraph" style:parent-style-name="Standard" style:list-style-name="WW8StyleNum">
      <style:paragraph-properties fo:margin-left="1cm" fo:margin-right="0cm" fo:margin-top="0.423cm" fo:margin-bottom="0cm" style:contextual-spacing="false" fo:text-align="start" style:justify-single-word="false" fo:text-indent="-1cm" style:auto-text-indent="false"/>
      <style:text-properties style:font-name="Times New Roman" fo:font-family="'Times New Roman'" style:font-family-generic="roman" style:font-pitch="variable" fo:font-size="12pt" style:font-size-asian="12pt" style:font-size-complex="10pt"/>
    </style:style>
    <style:style style:name="Indicazioni" style:family="paragraph" style:parent-style-name="Standard">
      <style:paragraph-properties fo:margin-left="0.7cm" fo:margin-right="0.7cm" fo:text-indent="0cm" style:auto-text-indent="false" fo:padding="0.176cm" fo:border="2.49pt solid #000000" style:shadow="#000000 0.282cm 0.282cm"/>
      <style:text-properties fo:color="#0000ff" style:font-name="Times New Roman" fo:font-family="'Times New Roman'" style:font-family-generic="roman" style:font-pitch="variable" fo:font-size="12pt" style:font-size-asian="12pt" style:font-size-complex="10pt"/>
    </style:style>
    <style:style style:name="Esempio" style:family="paragraph" style:parent-style-name="Standard">
      <style:paragraph-properties fo:margin-left="1cm" fo:margin-right="0cm" fo:text-indent="0cm" style:auto-text-indent="false" fo:padding-left="0cm" fo:padding-right="0.176cm" fo:padding-top="0cm" fo:padding-bottom="0cm" fo:border-left="none" fo:border-right="0.51pt solid #000000" fo:border-top="none" fo:border-bottom="none"/>
      <style:text-properties style:font-name="Times New Roman" fo:font-family="'Times New Roman'" style:font-family-generic="roman" style:font-pitch="variable" fo:font-size="10pt" style:font-size-asian="10pt" style:font-size-complex="10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size-complex="10pt"/>
    </style:style>
    <style:style style:name="FineDocumento" style:family="paragraph" style:parent-style-name="Standard">
      <style:paragraph-properties fo:margin-left="5.001cm" fo:margin-right="5.001cm" fo:margin-top="1.058cm" fo:margin-bottom="0cm" style:contextual-spacing="false" fo:text-align="center" style:justify-single-word="false" fo:text-indent="0cm" style:auto-text-indent="false" fo:padding="0.176cm" fo:border="0.99pt solid #000000" style:shadow="#000000 0.256cm 0.256cm"/>
      <style:text-properties fo:text-transform="uppercase" style:font-name="Times New Roman" fo:font-family="'Times New Roman'" style:font-family-generic="roman" style:font-pitch="variable" fo:font-size="16pt" fo:font-style="italic" fo:font-weight="bold" style:font-size-asian="16pt" style:font-style-asian="italic" style:font-weight-asian="bold" style:font-size-complex="10pt"/>
    </style:style>
    <style:style style:name="Corpo_20_del_20_testo_20_3" style:display-name="Corpo del testo 3" style:family="paragraph" style:parent-style-name="Standard">
      <style:paragraph-properties fo:text-align="start" style:justify-single-word="false" style:text-autospace="none"/>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fo:font-size="8pt" style:font-size-asian="8pt"/>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2z4" style:family="text">
      <style:text-properties style:font-name="Courier New" fo:font-family="'Courier New'" style:font-family-generic="modern"/>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style>
    <style:style style:name="WW8Num16z2" style:family="text">
      <style:text-properties style:font-name="Wingdings" fo:font-family="Wingdings" style:font-pitch="variable" style:font-charset="x-symbol"/>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8z0" style:family="text">
      <style:text-properties style:font-name="Wingdings" fo:font-family="Wingdings" style:font-pitch="variable" style:font-charset="x-symbol" fo:font-size="8pt" style:font-size-asian="8pt"/>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style>
    <style:style style:name="WW8Num27z2" style:family="text">
      <style:text-properties style:font-name="Wingdings" fo:font-family="Wingdings"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0z0" style:family="text">
      <style:text-properties style:font-name="Symbol" fo:font-family="Symbol" style:font-family-generic="roman" style:font-pitch="variable" style:font-charset="x-symbol"/>
    </style:style>
    <style:style style:name="WW8Num30z1" style:family="text">
      <style:text-properties style:font-name="Courier New" fo:font-family="'Courier New'" style:font-family-generic="modern"/>
    </style:style>
    <style:style style:name="WW8Num3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2z0" style:family="text">
      <style:text-properties style:font-name="Wingdings" fo:font-family="Wingdings" style:font-pitch="variable" style:font-charset="x-symbol" fo:font-size="8pt" style:font-size-asian="8pt"/>
    </style:style>
    <style:style style:name="WW8Num32z1" style:family="text">
      <style:text-properties style:font-name="Courier New" fo:font-family="'Courier New'" style:font-family-generic="modern"/>
    </style:style>
    <style:style style:name="WW8Num32z2" style:family="text">
      <style:text-properties style:font-name="Wingdings" fo:font-family="Wingdings" style:font-pitch="variable" style:font-charset="x-symbol"/>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style>
    <style:style style:name="WW8Num33z1" style:family="text">
      <style:text-properties style:font-name="Courier New" fo:font-family="'Courier New'" style:font-family-generic="modern"/>
    </style:style>
    <style:style style:name="WW8Num33z2" style:family="text">
      <style:text-properties style:font-name="Wingdings" fo:font-family="Wingdings" style:font-pitch="variable" style:font-charset="x-symbol"/>
    </style:style>
    <style:style style:name="WW8Num34z0" style:family="text">
      <style:text-properties style:font-name="Symbol" fo:font-family="Symbol" style:font-family-generic="roman" style:font-pitch="variable" style:font-charset="x-symbol" fo:font-size="10pt" style:font-size-asian="10pt"/>
    </style:style>
    <style:style style:name="WW8Num34z1" style:family="text">
      <style:text-properties style:font-name="Courier New" fo:font-family="'Courier New'" style:font-family-generic="modern" fo:font-size="10pt" style:font-size-asian="10pt"/>
    </style:style>
    <style:style style:name="WW8Num34z2" style:family="text">
      <style:text-properties style:font-name="Wingdings" fo:font-family="Wingdings" style:font-pitch="variable" style:font-charset="x-symbol" fo:font-size="10pt" style:font-size-asian="10pt"/>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style>
    <style:style style:name="WW8Num35z2" style:family="text">
      <style:text-properties style:font-name="Wingdings" fo:font-family="Wingdings" style:font-pitch="variable" style:font-charset="x-symbol"/>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style>
    <style:style style:name="WW8Num36z2" style:family="text">
      <style:text-properties style:font-name="Wingdings" fo:font-family="Wingdings" style:font-pitch="variable" style:font-charset="x-symbol"/>
    </style:style>
    <style:style style:name="WW8Num37z0" style:family="text">
      <style:text-properties style:font-name="Verdana" fo:font-family="Verdana" style:font-family-generic="swiss" style:font-pitch="variable" fo:font-size="9pt" style:font-size-asian="9pt"/>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style>
    <style:style style:name="WW8Num38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fo:font-size="8pt" style:font-size-asian="8pt"/>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family-generic="roman" style:font-pitch="variable" style:font-charset="x-symbol"/>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style>
    <style:style style:name="WW8Num42z2" style:family="text">
      <style:text-properties style:font-name="Wingdings" fo:font-family="Wingdings" style:font-pitch="variable" style:font-charset="x-symbol"/>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6z0" style:family="text">
      <style:text-properties style:font-name="Symbol" fo:font-family="Symbol" style:font-family-generic="roman" style:font-pitch="variable" style:font-charset="x-symbol"/>
    </style:style>
    <style:style style:name="WW8Num46z1" style:family="text">
      <style:text-properties style:font-name="Courier New" fo:font-family="'Courier New'" style:font-family-generic="modern"/>
    </style:style>
    <style:style style:name="WW8Num46z2" style:family="text">
      <style:text-properties style:font-name="Wingdings" fo:font-family="Wingdings" style:font-pitch="variable" style:font-charset="x-symbol"/>
    </style:style>
    <style:style style:name="WW8Num47z0" style:family="text">
      <style:text-properties style:font-name="Symbol" fo:font-family="Symbol" style:font-family-generic="roman" style:font-pitch="variable" style:font-charset="x-symbol"/>
    </style:style>
    <style:style style:name="WW8Num47z1" style:family="text">
      <style:text-properties style:font-name="Courier New" fo:font-family="'Courier New'" style:font-family-generic="modern"/>
    </style:style>
    <style:style style:name="WW8Num47z2" style:family="text">
      <style:text-properties style:font-name="Wingdings" fo:font-family="Wingdings" style:font-pitch="variable" style:font-charset="x-symbol"/>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3z0" style:family="text">
      <style:text-properties style:font-name="Wingdings" fo:font-family="Wingdings" style:font-pitch="variable" style:font-charset="x-symbol" fo:font-size="8pt" style:font-size-asian="8pt"/>
    </style:style>
    <style:style style:name="WW8Num53z1" style:family="text">
      <style:text-properties style:font-name="Courier New" fo:font-family="'Courier New'" style:font-family-generic="modern"/>
    </style:style>
    <style:style style:name="WW8Num53z2" style:family="text">
      <style:text-properties style:font-name="Wingdings" fo:font-family="Wingdings" style:font-pitch="variable" style:font-charset="x-symbol"/>
    </style:style>
    <style:style style:name="WW8Num53z3" style:family="text">
      <style:text-properties style:font-name="Symbol" fo:font-family="Symbol" style:font-family-generic="roman"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style>
    <style:style style:name="WW8Num54z2" style:family="text">
      <style:text-properties style:font-name="Wingdings" fo:font-family="Wingdings" style:font-pitch="variable" style:font-charset="x-symbol"/>
    </style:style>
    <style:style style:name="WW8Num55z0" style:family="text">
      <style:text-properties style:font-name="Symbol" fo:font-family="Symbol" style:font-family-generic="roman" style:font-pitch="variable" style:font-charset="x-symbol"/>
    </style:style>
    <style:style style:name="WW8Num55z1" style:family="text">
      <style:text-properties style:font-name="Courier New" fo:font-family="'Courier New'" style:font-family-generic="modern"/>
    </style:style>
    <style:style style:name="WW8Num55z2" style:family="text">
      <style:text-properties style:font-name="Wingdings" fo:font-family="Wingdings" style:font-pitch="variable" style:font-charset="x-symbol"/>
    </style:style>
    <style:style style:name="WW8Num56z0" style:family="text">
      <style:text-properties style:font-name="Symbol" fo:font-family="Symbol" style:font-family-generic="roman" style:font-pitch="variable" style:font-charset="x-symbol"/>
    </style:style>
    <style:style style:name="WW8Num56z1" style:family="text">
      <style:text-properties style:font-name="Courier New" fo:font-family="'Courier New'" style:font-family-generic="modern"/>
    </style:style>
    <style:style style:name="WW8Num56z2" style:family="text">
      <style:text-properties style:font-name="Wingdings" fo:font-family="Wingdings" style:font-pitch="variable" style:font-charset="x-symbol"/>
    </style:style>
    <style:style style:name="WW8Num57z0" style:family="text">
      <style:text-properties style:font-name="Symbol" fo:font-family="Symbol" style:font-family-generic="roman" style:font-pitch="variable" style:font-charset="x-symbol"/>
    </style:style>
    <style:style style:name="WW8Num57z1" style:family="text">
      <style:text-properties style:font-name="Courier New" fo:font-family="'Courier New'" style:font-family-generic="modern"/>
    </style:style>
    <style:style style:name="WW8Num57z2" style:family="text">
      <style:text-properties style:font-name="Wingdings" fo:font-family="Wingdings" style:font-pitch="variable" style:font-charset="x-symbol"/>
    </style:style>
    <style:style style:name="WW8Num58z0" style:family="text">
      <style:text-properties style:font-name="Symbol" fo:font-family="Symbol" style:font-family-generic="roman" style:font-pitch="variable" style:font-charset="x-symbol"/>
    </style:style>
    <style:style style:name="WW8Num58z1" style:family="text">
      <style:text-properties style:font-name="Courier New" fo:font-family="'Courier New'" style:font-family-generic="modern"/>
    </style:style>
    <style:style style:name="WW8Num58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Carattere_20_predefinito_20_paragrafo" style:display-name="Carattere predefinito paragrafo" style:family="text"/>
    <style:style style:name="Internet_20_link" style:display-name="Internet link" style:family="text" style:parent-style-name="Carattere_20_predefinito_20_paragrafo">
      <style:text-properties fo:color="#0000ff" style:text-underline-style="solid" style:text-underline-width="auto" style:text-underline-color="font-color"/>
    </style:style>
    <style:style style:name="Page_20_Number" style:display-name="Page Number" style:family="text" style:parent-style-name="Carattere_20_predefinito_20_paragrafo"/>
    <style:style style:name="Codice_20_HTML" style:display-name="Codice HTML" style:family="text" style:parent-style-name="Carattere_20_predefinito_20_paragrafo">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ootnote_20_Symbol" style:display-name="Footnote Symbol" style:family="text" style:parent-style-name="Carattere_20_predefinito_20_paragrafo">
      <style:text-properties style:text-position="super 58%"/>
    </style:style>
    <style:style style:name="DaAggiungere" style:family="text" style:parent-style-name="Carattere_20_predefinito_20_paragrafo">
      <style:text-properties fo:color="#ff0000"/>
    </style:style>
    <style:style style:name="Stampatello" style:family="text" style:parent-style-name="Carattere_20_predefinito_20_paragrafo">
      <style:text-properties style:font-name="Courier New" fo:font-family="'Courier New'" style:font-family-generic="modern"/>
    </style:style>
    <style:style style:name="Visited_20_Internet_20_Link" style:display-name="Visited Internet Link" style:family="text" style:parent-style-name="Carattere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35z2"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35z2"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35z2"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76cm"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86cm"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text:list-tab-stop-position="10.756cm"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26cm"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96cm"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4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4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style:num-prefix="[" style:num-suffix="]" style:num-format="1">
        <style:list-level-properties text:list-level-position-and-space-mode="label-alignment">
          <style:list-level-label-alignment text:label-followed-by="listtab"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style:num-prefix="[" style:num-suffix="]" style:num-format="1">
        <style:list-level-properties text:list-level-position-and-space-mode="label-alignment">
          <style:list-level-label-alignment text:label-followed-by="listtab"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style:list-level-properties text:min-label-width="1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2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1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I" style:print-orientation="portrait" fo:margin-top="2.501cm" fo:margin-bottom="2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1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501cm" fo:margin-bottom="2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1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sione_20_1" style:display-name="Conversione 1" style:page-layout-name="Mpm2">
      <style:header>
        <text:p text:style-name="Header"/>
      </style:header>
      <style:footer>
        <text:p text:style-name="Footer"/>
      </style:footer>
    </style:master-page>
    <style:master-page style:name="Conversione_20_2" style:display-name="Conversione 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liente:</dc:title>
    <meta:initial-creator>Paolo.Urbanetto</meta:initial-creator>
    <meta:creation-date>2007-07-07T19:04:00</meta:creation-date>
    <dc:date>2014-09-25T17:35:45.059000000</dc:date>
    <meta:print-date>2009-07-13T09:33:00</meta:print-date>
    <meta:editing-cycles>215</meta:editing-cycles>
    <meta:editing-duration>P1DT17H21M12S</meta:editing-duration>
    <meta:generator>LibreOffice/4.1.3.2$Windows_x86 LibreOffice_project/70feb7d99726f064edab4605a8ab840c50ec57a</meta:generator>
    <meta:document-statistic meta:table-count="3" meta:image-count="0" meta:object-count="1" meta:page-count="7" meta:paragraph-count="141" meta:word-count="1339" meta:character-count="9780" meta:non-whitespace-character-count="8595"/>
    <meta:user-defined meta:name="Info 1"/>
    <meta:user-defined meta:name="Info 2"/>
    <meta:user-defined meta:name="Info 3"/>
    <meta:user-defined meta:name="Info 4"/>
  </office:meta>
</office:document-meta>
</file>